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2.95cm" fo:min-width="8.29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00a933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08cm" svg:x="1.905cm" svg:y="16.5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5.08cm" svg:x="1.905cm" svg:y="6.3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3:45:15.876000000</dc:date>
    <meta:editing-duration>PT39M10S</meta:editing-duration>
    <meta:editing-cycles>6</meta:editing-cycles>
    <meta:generator>LibreOffice/7.5.0.3$Windows_X86_64 LibreOffice_project/c21113d003cd3efa8c53188764377a8272d9d6de</meta:generator>
    <meta:document-statistic meta:object-count="4"/>
  </office:meta>
</office:document-meta>
</file>